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580F3D017A90914C5A.png" manifest:media-type="image/png"/>
  <manifest:file-entry manifest:full-path="Pictures/10000201000004B0000003582358CA2938E04C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66cm, 0cm, 9.549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48cm" fo:min-width="12.729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09cm" fo:min-width="2.846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559cm" fo:min-width="12.737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ff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2.846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729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80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0.41cm" fo:min-width="2.974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546cm, 0cm, 9.681cm)" draw:image-opacity="100%" style:mirror="non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47cm" fo:min-width="12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559cm" fo:min-width="12.737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ff00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41cm" fo:min-width="2.846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435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306cm" fo:min-width="12.435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2.974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97cm" svg:height="27.7cm" svg:x="0.62cm" svg:y="1cm">
          <draw:image xlink:href="Pictures/10000201000004B0000003582358CA2938E04C8F.png" xlink:type="simple" xlink:show="embed" xlink:actuate="onLoad" loext:mime-type="image/png">
            <text:p/>
          </draw:image>
        </draw:frame>
        <draw:custom-shape draw:style-name="gr2" draw:text-style-name="P1" xml:id="id1" draw:id="id1" draw:layer="layout" svg:width="13.335cm" svg:height="1.804cm" svg:x="1.762cm" svg:y="4.4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331cm" svg:x2="16.216cm" svg:y2="5.44cm" draw:start-shape="id1" draw:start-glue-point="1" draw:end-shape="id2" draw:end-glue-point="3" svg:d="M15097 5331h559v109h560" svg:viewBox="0 0 1120 110">
          <text:p/>
        </draw:connector>
        <draw:custom-shape draw:style-name="gr4" draw:text-style-name="P4" xml:id="id2" draw:id="id2" draw:layer="layout" svg:width="3.452cm" svg:height="0.765cm" svg:x="16.216cm" svg:y="5.058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3.343cm" svg:height="1.915cm" svg:x="1.723cm" svg:y="21.55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.066cm" svg:y1="22.508cm" svg:x2="16.088cm" svg:y2="22.444cm" draw:start-shape="id3" draw:start-glue-point="1" draw:end-shape="id4" draw:end-glue-point="3" svg:d="M15066 22508h511v-64h511" svg:viewBox="0 0 1023 65">
          <text:p/>
        </draw:connector>
        <draw:custom-shape draw:style-name="gr7" draw:text-style-name="P4" xml:id="id4" draw:id="id4" draw:layer="layout" svg:width="3.452cm" svg:height="0.766cm" svg:x="16.088cm" svg:y="22.061cm">
          <text:p text:style-name="P3">DeckNav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13.335cm" svg:height="2.17cm" svg:x="1.762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5.097cm" svg:y1="7.446cm" svg:x2="16.216cm" svg:y2="7.596cm" draw:start-shape="id5" draw:start-glue-point="1" draw:end-shape="id6" draw:end-glue-point="3" svg:d="M15097 7446h559v150h560" svg:viewBox="0 0 1120 151">
          <text:p/>
        </draw:connector>
        <draw:custom-shape draw:style-name="gr10" draw:text-style-name="P4" xml:id="id6" draw:id="id6" draw:layer="layout" svg:width="3.58cm" svg:height="0.766cm" svg:x="16.216cm" svg:y="7.213cm">
          <text:p text:style-name="P3">DeckCar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11" draw:text-style-name="P2" draw:layer="layout" svg:width="15.367cm" svg:height="27.796cm" svg:x="0.805cm" svg:y="0.955cm">
          <draw:image xlink:href="Pictures/10000201000004B0000003580F3D017A90914C5A.png" xlink:type="simple" xlink:show="embed" xlink:actuate="onLoad" loext:mime-type="image/png">
            <text:p/>
          </draw:image>
        </draw:frame>
        <draw:custom-shape draw:style-name="gr12" draw:text-style-name="P1" xml:id="id7" draw:id="id7" draw:layer="layout" svg:width="13.2cm" svg:height="1.803cm" svg:x="1.897cm" svg:y="4.4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33cm" svg:x2="16.216cm" svg:y2="5.439cm" draw:start-shape="id7" draw:start-glue-point="1" draw:end-shape="id8" draw:end-glue-point="3" svg:d="M15097 5330h560v109h559" svg:viewBox="0 0 1120 110">
          <text:p/>
        </draw:connector>
        <draw:custom-shape draw:style-name="gr4" draw:text-style-name="P4" xml:id="id8" draw:id="id8" draw:layer="layout" svg:width="3.452cm" svg:height="0.765cm" svg:x="16.216cm" svg:y="5.0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9" draw:id="id9" draw:layer="layout" svg:width="13.343cm" svg:height="1.915cm" svg:x="1.723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508cm" svg:x2="16.088cm" svg:y2="22.444cm" draw:start-shape="id9" draw:start-glue-point="1" draw:end-shape="id10" draw:end-glue-point="3" svg:d="M15066 22508h511v-64h511" svg:viewBox="0 0 1023 65">
          <text:p/>
        </draw:connector>
        <draw:custom-shape draw:style-name="gr15" draw:text-style-name="P4" xml:id="id10" draw:id="id10" draw:layer="layout" svg:width="3.452cm" svg:height="0.766cm" svg:x="16.088cm" svg:y="22.061cm">
          <text:p text:style-name="P3">DeckNav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13.041cm" svg:height="2.17cm" svg:x="1.897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4.938cm" svg:y1="7.446cm" svg:x2="16.216cm" svg:y2="7.596cm" draw:start-shape="id11" draw:start-glue-point="1" draw:end-shape="id12" draw:end-glue-point="3" svg:d="M14938 7446h639v150h639" svg:viewBox="0 0 1279 151">
          <text:p/>
        </draw:connector>
        <draw:custom-shape draw:style-name="gr10" draw:text-style-name="P4" xml:id="id12" draw:id="id12" draw:layer="layout" svg:width="3.58cm" svg:height="0.766cm" svg:x="16.216cm" svg:y="7.213cm">
          <text:p text:style-name="P3">Input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3" draw:id="id13" draw:layer="layout" svg:width="13.041cm" svg:height="1.662cm" svg:x="1.889cm" svg:y="8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4.93cm" svg:y1="9.44cm" svg:x2="16.208cm" svg:y2="9.844cm" draw:start-shape="id13" draw:start-glue-point="1" draw:end-shape="id14" draw:end-glue-point="3" svg:d="M14930 9440h639v404h639" svg:viewBox="0 0 1279 405">
          <text:p/>
        </draw:connector>
        <draw:custom-shape draw:style-name="gr18" draw:text-style-name="P4" xml:id="id14" draw:id="id14" draw:layer="layout" svg:width="3.58cm" svg:height="0.766cm" svg:x="16.208cm" svg:y="9.461cm">
          <text:p text:style-name="P3">MainBtn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5T23:36:11.958082393</dc:date>
    <meta:editing-duration>PT9H16M16S</meta:editing-duration>
    <meta:editing-cycles>11</meta:editing-cycles>
    <meta:generator>LibreOffice/6.4.7.2$Linux_X86_64 LibreOffice_project/40$Build-2</meta:generator>
    <meta:document-statistic meta:object-count="23"/>
  </office:meta>
</office:document-meta>
</file>